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00 <text:s text:c="2"/>0 (000)</text:span></text:p>
            <text:p><text:span text:style-name="T1">001 <text:s text:c="2"/>1 (001)</text:span></text:p>
            <text:p><text:span text:style-name="T1">011 <text:s text:c="2"/>2 (010)</text:span></text:p>
            <text:p><text:span text:style-name="T1">010 <text:s text:c="2"/>3 (011)</text:span></text:p>
            <text:p><text:span text:style-name="T1">110 <text:s text:c="2"/>4 (100)</text:span></text:p>
            <text:p><text:span text:style-name="T1">111 <text:s text:c="2"/>5 (101)</text:span></text:p>
            <text:p><text:span text:style-name="T1">101 <text:s text:c="2"/>6 (110)</text:span></text:p>
            <text:p><text:span text:style-name="T1">100 <text:s text:c="2"/>7 (1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 text:style-name="P1"><text:span text:style-name="T1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 text:style-name="P3"><text:span text:style-name="T2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 text:style-name="P1"><text:span text:style-name="T1">n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7:49:27.446969817</dc:date>
    <dc:creator>elucterio </dc:creator>
    <meta:editing-duration>PT1M33S</meta:editing-duration>
    <meta:editing-cycles>1</meta:editing-cycles>
    <meta:document-statistic meta:object-count="8"/>
    <meta:generator>LibreOffice/4.2.8.2$Linux_X86_64 LibreOffice_project/420m0$Build-2</meta:generator>
  </office:meta>
</office:document-meta>
</file>